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530" officeooo:paragraph-rsid="0011b530"/>
    </style:style>
    <style:style style:name="P2" style:family="paragraph" style:parent-style-name="Standard">
      <style:text-properties officeooo:rsid="0011b530" officeooo:paragraph-rsid="0012baf4"/>
    </style:style>
    <style:style style:name="P3" style:family="paragraph" style:parent-style-name="Standard">
      <style:text-properties officeooo:rsid="0012baf4" officeooo:paragraph-rsid="0012baf4"/>
    </style:style>
    <style:style style:name="P4" style:family="paragraph" style:parent-style-name="Standard">
      <style:text-properties style:text-underline-style="solid" style:text-underline-width="auto" style:text-underline-color="font-color" officeooo:rsid="0012baf4" officeooo:paragraph-rsid="0012baf4"/>
    </style:style>
    <style:style style:name="P5" style:family="paragraph" style:parent-style-name="Standard">
      <style:text-properties style:text-underline-style="solid" style:text-underline-width="auto" style:text-underline-color="font-color" officeooo:rsid="0011b530" officeooo:paragraph-rsid="0012baf4"/>
    </style:style>
    <style:style style:name="T1" style:family="text">
      <style:text-properties officeooo:rsid="0012baf4"/>
    </style:style>
    <style:style style:name="T2" style:family="text">
      <style:text-properties fo:language="nb" fo:country="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enneskets</text:span><text:span text:style-name="T2"> </text:span><text:span text:style-name="T2">fysiologi</text:span> – <text:span text:style-name="T2">Kapittel</text:span> 7</text:p>
      <text:p text:style-name="P1"/>
      <text:p text:style-name="P1"/>
      <text:p text:style-name="P4">Et par <text:span text:style-name="T2">hovedtrekk</text:span> </text:p>
      <text:p text:style-name="P1"/>
      <text:p text:style-name="P1"><text:span text:style-name="T2">Hjertet</text:span><text:span text:style-name="T2"> </text:span><text:span text:style-name="T2">er</text:span> en pumpemaskin som pumper blod til hele kroppen gjennom hele livet.</text:p>
      <text:p text:style-name="P1">Prinsippet for pumpingen er en rundt kammerpumpe der veggene I kammeret kontraherer og presser væsken ut av kammeret, gjennom ventiler. Ventilenes retning sikrer enveistransport. </text:p>
      <text:p text:style-name="P1">Se figur 7.1</text:p>
      <text:p text:style-name="P1"/>
      <text:p text:style-name="P1">Hjernen og hjertet kan selv regulerer motstanden <text:span text:style-name="T1">i</text:span> sine arterioler (autoregulering) mens andre organer blir styrt av sentralnervesystemet. </text:p>
      <text:p text:style-name="P1">Motstanden kan reduseres I en situasjon hvor for eksempel en skade har ført til blodtap. Da prioriteres de viktigste organene I den forstand at dersom disse ikke for blod over en viss tidsperiode så dør cellene I det organet og dermed organismen. </text:p>
      <text:p text:style-name="P1">Eksempelvis hjernen, etter 3-4 min uten blodtilførsel vil skadene på hjernebarken være varige, ved romtemperatur. I en slik situasjon nedprioriteres blant annet fordøyelsessystemet. </text:p>
      <text:p text:style-name="P2">Denne omfordelingen av blodet kommer I stand ved at forholdene mellom mostand mot blodstrøm I de ulike organene forandres.</text:p>
      <text:p text:style-name="P2"/>
      <text:p text:style-name="P2"><text:span text:style-name="T1">Fasene I hjertesyklus kan deles I to hoveddeler, disse kalles diastole og systole, og betegner perioden der ventriklene er hhv avslappet og kontrahert.</text:span></text:p>
      <text:p text:style-name="P2"/>
      <text:p text:style-name="P2"><text:span text:style-name="T1">Hjertets minuttvolum er hvor mye blod hjertet pumper I løpet av ett minutt</text:span></text:p>
      <text:p text:style-name="P2"><text:span text:style-name="T1">hjertets minutt volum = hjertefrekvens (hyppigheten av kontraksjonene) x slagvolum (volum væske som pumpes ut av hjertet)</text:span></text:p>
      <text:p text:style-name="P2"/>
      <text:p text:style-name="P2"><text:span text:style-name="T1">Hjertefrekvensen kan reguleres det parasympatiske og sympatiske nervesystemet. </text:span></text:p>
      <text:p text:style-name="P2"/>
      <text:p text:style-name="P5"><text:span text:style-name="T1">Blodkarene og blodtrykket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6:54:15.767801008</meta:creation-date>
    <dc:date>2015-07-08T17:23:39.693007521</dc:date>
    <meta:editing-duration>PT12M43S</meta:editing-duration>
    <meta:editing-cycles>1</meta:editing-cycles>
    <meta:document-statistic meta:table-count="0" meta:image-count="0" meta:object-count="0" meta:page-count="1" meta:paragraph-count="14" meta:word-count="213" meta:character-count="1461" meta:non-whitespace-character-count="1254"/>
    <meta:generator>LibreOffice/4.2.8.2$Linux_X86_64 LibreOffice_project/420m0$Build-2</meta:generator>
  </office:meta>
</office:document-meta>
</file>